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body>
    <office:text>
      <text:p text:style-name="Standard">
     This test document checks user defined meta elements of a document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user-defined meta:name="Field 1" meta:type="string">Value 1</meta:user-defined>
    <meta:user-defined meta:name="Field 2" meta:type="float">1.234</meta:user-defined>
    <meta:user-defined meta:name="Field 3" meta:type="dateOrDateTime">2005-12-19T12:50:56</meta:user-defined>
    <meta:user-defined meta:name="Field 4" meta:type="boolean">true</meta:user-defined>
  </office:meta>
</office:document-meta>
</file>